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 style:list-style-name="L1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d3b45" style:font-name="Lato" fo:font-size="10.4499998092651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Recording Review</text:span></text:span> </text:p>
      <text:p text:style-name="P1">John Jacobsen</text:p>
      <text:p text:style-name="P1">Web 120</text:p>
      <text:p text:style-name="P1"/>
      <text:list xml:id="list1026298797509703600" text:style-name="L1">
        <text:list-item>
          <text:p text:style-name="P2">Students are not required to attend the Sunday Webinars.</text:p>
        </text:list-item>
        <text:list-item>
          <text:p text:style-name="P2">Due to Caronavirus and school closures, all of our classes and lectures are done online.</text:p>
        </text:list-item>
        <text:list-item>
          <text:p text:style-name="P2">I couldn't find specific mention of this in the video, but I assume that we'll be using HTML file extensions</text:p>
        </text:list-item>
        <text:list-item>
          <text:p text:style-name="P2">The required method of contact with the instructors is through Canvas, and they are committed to getting back to us within a d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5T15:12:36.17</meta:creation-date>
    <meta:document-statistic meta:table-count="0" meta:image-count="0" meta:object-count="0" meta:page-count="1" meta:paragraph-count="7" meta:word-count="77" meta:character-count="426"/>
    <dc:date>2020-04-15T15:41:08.95</dc:date>
    <meta:editing-duration>PT13M22S</meta:editing-duration>
    <meta:editing-cycles>1</meta:editing-cycles>
    <meta:generator>OpenOffice/4.1.3$Win32 OpenOffice.org_project/413m1$Build-9783</meta:generator>
  </office:meta>
</office:document-meta>
</file>